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d2554" officeooo:paragraph-rsid="001d2554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1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9ccd" officeooo:paragraph-rsid="00239ccd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4a802" officeooo:paragraph-rsid="0024a802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5b036" officeooo:paragraph-rsid="0025b036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48cf8" officeooo:paragraph-rsid="00248cf8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49b7a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87737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2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5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officeooo:rsid="00149b7a"/>
    </style:style>
    <style:style style:name="T9" style:family="text">
      <style:text-properties fo:font-weight="bold" officeooo:rsid="003775fb" style:font-weight-asian="bold" style:font-weight-complex="bold"/>
    </style:style>
    <style:style style:name="T10" style:family="text">
      <style:text-properties fo:font-weight="bold" officeooo:rsid="0017ba1c" style:font-weight-asian="bold" style:font-weight-complex="bold"/>
    </style:style>
    <style:style style:name="T11" style:family="text">
      <style:text-properties fo:font-weight="bold" officeooo:rsid="0024a802" style:font-weight-asian="bold" style:font-weight-complex="bold"/>
    </style:style>
    <style:style style:name="T12" style:family="text">
      <style:text-properties fo:font-weight="bold" officeooo:rsid="0026eb5e" style:font-weight-asian="bold" style:font-weight-complex="bold"/>
    </style:style>
    <style:style style:name="T13" style:family="text">
      <style:text-properties officeooo:rsid="0017ba1c"/>
    </style:style>
    <style:style style:name="T14" style:family="text">
      <style:text-properties officeooo:rsid="0018232b"/>
    </style:style>
    <style:style style:name="T15" style:family="text">
      <style:text-properties officeooo:rsid="00257cfe"/>
    </style:style>
    <style:style style:name="T16" style:family="text">
      <style:text-properties officeooo:rsid="0025e7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8">Oficina</text:span>: <text:span text:style-name="T13">Docker Unleashed</text:span></text:p>
            <text:p text:style-name="P1"><text:span text:style-name="T8">Professor</text:span>: <text:span text:style-name="T13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3">Unleashed</text:span><text:span text:style-name="T9"> –</text:span><text:span text:style-name="T10"> </text:span><text:span text:style-name="T12">Labels, </text:span><text:span text:style-name="T11">Gerenciamento de Recursos, Monitoramento, Introdução a Segurança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8"/>
            <text:list xml:id="list3793551040" text:style-name="WWNum2">
              <text:list-item>
                <text:p text:style-name="P15">Compreender <text:span text:style-name="T15">o</text:span> controle e <text:span text:style-name="T15">gerenciamento</text:span> de uso de recursos no Docker</text:p>
              </text:list-item>
              <text:list-item>
                <text:p text:style-name="P13">Monitoramento dos Recursos do Docker</text:p>
              </text:list-item>
              <text:list-item>
                <text:p text:style-name="P14">Introdução a Posix Caps e Uso.</text:p>
                <text:p text:style-name="P17"/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  <text:p text:style-name="P5">Exercício: <text:span text:style-name="T16">Definição de Limites de Memória, CPU e IO para Contêineres</text:span></text:p>
            <text:p text:style-name="P6">Exercício: Envio e Visualização de Métricas via Beats e Kibana</text:p>
          </table:table-cell>
          <table:table-cell table:style-name="Table1.A1" office:value-type="string">
            <text:list xml:id="list2308594050" text:style-name="WWNum1">
              <text:list-item>
                <text:p text:style-name="P12">Explanação <text:span text:style-name="T16">acerca das opções de gerenciamento de recursos de contêineres, monitoramento e introdução a Posix Capabilities</text:span></text:p>
              </text:list-item>
              <text:list-item>
                <text:p text:style-name="P16">Visualização prática <text:span text:style-name="T16">de definição de uso de recursos.</text:span></text:p>
              </text:list-item>
              <text:list-item>
                <text:p text:style-name="P16">Visualização <text:span text:style-name="T16">prática do uso de recursos dos contêineres através do Kibana.</text:span>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4">Freq</text:span>.</text:p>
            <text:p text:style-name="P5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0"/>
            <text:p text:style-name="P8"><text:span text:style-name="T7">MATTHIAS, KARL; KANE, SEAN. </text:span><text:span text:style-name="T6">Docker: Up &amp; Running</text:span><text:span text:style-name="T5">.</text:span><text:span text:style-name="T1"> (</text:span><text:span text:style-name="T2">2015</text:span><text:span text:style-name="T1">). </text:span><text:span text:style-name="T4">2</text:span><text:span text:style-name="T1">. ed. </text:span><text:span text:style-name="T2">NOVA IORQUE</text:span><text:span text:style-name="T1">: </text:span><text:span text:style-name="T3">O'Reilly Media</text:span><text:span text:style-name="T1">, </text:span><text:span text:style-name="T2">2015</text:span><text:span text:style-name="T1">.</text:span></text:p>
            <text:p text:style-name="P9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8-04-10T23:00:11.522493224</dc:date>
    <meta:editing-duration>PT41M49S</meta:editing-duration>
    <meta:editing-cycles>22</meta:editing-cycles>
    <meta:document-statistic meta:table-count="1" meta:image-count="0" meta:object-count="0" meta:page-count="2" meta:paragraph-count="20" meta:word-count="128" meta:character-count="863" meta:non-whitespace-character-count="758"/>
  </office:meta>
</office:document-meta>
</file>